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Cambria" svg:font-family="Cambria, Bold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65f91" style:font-name="Cambria" fo:font-size="13pt" fo:font-style="normal" officeooo:paragraph-rsid="001de8ca"/>
    </style:style>
    <style:style style:name="P2" style:family="paragraph" style:parent-style-name="Standard">
      <style:text-properties officeooo:paragraph-rsid="001de8ca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Times New Roman1" fo:font-size="12pt" fo:font-style="normal"/>
    </style:style>
    <style:style style:name="T3" style:family="text">
      <style:text-properties fo:font-variant="normal" fo:text-transform="none" fo:color="#000000" style:font-name="Times New Roman1" fo:font-size="12pt" fo:font-style="normal" officeooo:rsid="001de8ca"/>
    </style:style>
    <style:style style:name="T4" style:family="text">
      <style:text-properties fo:font-variant="normal" fo:text-transform="none" fo:color="#000000" style:font-name="Symbol" fo:font-size="12pt" fo:font-style="normal"/>
    </style:style>
    <style:style style:name="T5" style:family="text">
      <style:text-properties fo:font-variant="normal" fo:text-transform="none" fo:color="#4f81bd" style:font-name="Times New Roman1" fo:font-size="12pt" fo:font-style="normal"/>
    </style:style>
    <style:style style:name="T6" style:family="text">
      <style:text-properties fo:font-variant="normal" fo:text-transform="none" fo:color="#4f81bd" style:font-name="Cambria" fo:font-size="12pt" fo:font-style="normal"/>
    </style:style>
    <style:style style:name="T7" style:family="text">
      <style:text-properties fo:font-variant="normal" fo:text-transform="none" fo:color="#4f81bd" style:font-name="Cambria" fo:font-size="12pt" fo:font-style="normal" fo:font-weight="bold"/>
    </style:style>
    <style:style style:name="T8" style:family="text">
      <style:text-properties fo:color="#4f81bd" style:font-name="Times New Roman1" fo:font-size="12pt"/>
    </style:style>
    <style:style style:name="T9" style:family="text">
      <style:text-properties fo:color="#4f81bd" style:font-name="Times New Roman1" fo:font-size="12pt" officeooo:rsid="001de8ca"/>
    </style:style>
    <style:style style:name="T10" style:family="text">
      <style:text-properties fo:color="#4f81bd" fo:font-size="12pt"/>
    </style:style>
    <style:style style:name="T11" style:family="text">
      <style:text-properties fo:color="#4f81bd" fo:font-size="12pt" fo:font-weight="bold"/>
    </style:style>
    <style:style style:name="T12" style:family="text">
      <style:text-properties fo:color="#4f81bd" fo:font-size="12pt" officeooo:rsid="001de8ca"/>
    </style:style>
    <style:style style:name="T13" style:family="text">
      <style:text-properties fo:color="#000000" style:font-name="Times New Roman1" fo:font-size="12pt"/>
    </style:style>
    <style:style style:name="T14" style:family="text">
      <style:text-properties fo:color="#000000" style:font-name="Times New Roman1" fo:font-size="12pt" officeooo:rsid="001de8ca"/>
    </style:style>
    <style:style style:name="T15" style:family="text">
      <style:text-properties fo:color="#000000" style:font-name="Symbol" fo:font-size="12pt"/>
    </style:style>
    <style:style style:name="T16" style:family="text">
      <style:text-properties fo:color="#800000" style:font-name="Times New Roman1" fo:font-size="12pt" officeooo:rsid="001de8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tatka o narzędziach CASE</text:span></text:p>
      <text:p text:style-name="P1"><text:line-break/><text:span text:style-name="T11">Metodologia</text:span><text:span text:style-name="T10"><text:line-break/></text:span><text:span text:style-name="T13">Jako metodologię prowadzenia projektu zdecydowano się na model iteracyjny. Jest to model<text:line-break/>pozwalający na skorzystanie z ciągłego kontaktu z klientem w celu wytworzenia oprogramowania<text:line-break/>bardziej pasującego do jego wymagań.</text:span></text:p>
      <text:p text:style-name="P2"><text:span text:style-name="T2"><text:line-break/></text:span><text:span text:style-name="T7">Narzędzia CASE</text:span><text:span text:style-name="T6"> </text:span></text:p>
      <text:p text:style-name="P2"><text:span text:style-name="T3">W</text:span><text:span text:style-name="T5"> </text:span><text:span text:style-name="T2">ramach projektu wybrane zostały następujące narzędzia CASE:<text:line-break/><text:tab/></text:span><text:span text:style-name="T3">Repozytorium GIT github.com</text:span><text:span text:style-name="T4"><text:line-break/><text:tab/></text:span><text:span text:style-name="T2">Środowisko programistyczne NetBeans </text:span><text:span text:style-name="T3">8.1</text:span><text:span text:style-name="T2"><text:line-break/></text:span><text:span text:style-name="T4"><text:line-break/></text:span><text:span text:style-name="T7">Metody modelowania</text:span><text:span text:style-name="T6"><text:line-break/></text:span><text:span text:style-name="T2">W projekcie zastosowana została metoda modelowania obiektowego. Pozwala to na stworzenie<text:line-break/>składowych systemów, które będą od siebie niezależne i przygotowane do wielokrotnego wykorzystania.<text:line-break/>Pozwoli to na wykorzystanie utworzonego kodu w przyszłych projektach tego typu. Jako język modelowania obiektowego wybrano język UML, gdyż to jest język znany przez wszystkich członków grupy projektowej.</text:span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Cambria" svg:font-family="Cambria, Bold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9S</meta:editing-duration>
    <meta:editing-cycles>3</meta:editing-cycles>
    <meta:generator>LibreOffice/5.1.2.2$Windows_X86_64 LibreOffice_project/d3bf12ecb743fc0d20e0be0c58ca359301eb705f</meta:generator>
    <dc:date>2016-06-02T18:28:27.497000000</dc:date>
    <meta:document-statistic meta:table-count="0" meta:image-count="0" meta:object-count="0" meta:page-count="1" meta:paragraph-count="4" meta:word-count="104" meta:character-count="818" meta:non-whitespace-character-count="711"/>
    <meta:user-defined meta:name="Info 1"/>
    <meta:user-defined meta:name="Info 2"/>
    <meta:user-defined meta:name="Info 3"/>
    <meta:user-defined meta:name="Info 4"/>
  </office:meta>
</office:document-meta>
</file>